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40cm" svg:height="10cm" svg:x="0.25cm" svg:y="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3.5cm" svg:x="0.25cm" svg:y="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8cm" svg:x="6.2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4cm" svg:x="6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4cm" svg:x="7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cm" svg:x="12.2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4cm" svg:x="15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4cm" svg:x="15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cm" svg:x="12.25cm" svg:y="5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cm" svg:height="2cm" svg:x="6.25cm" svg:y="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2cm" svg:x="12.25cm" svg:y="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1cm" svg:x="0.2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0.25cm" svg:y="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4.5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8cm" svg:x="20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3cm" svg:x="11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3cm" svg:x="15.7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2.5cm" svg:x="15.25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3cm" svg:x="30.25cm" svg:y="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7cm" svg:x="37.25cm" svg:y="3.2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5.25cm" svg:y1="0.25cm" svg:x2="35.25cm" svg:y2="3.25cm">
          <text:p/>
        </draw:line>
        <draw:line draw:style-name="gr6" draw:text-style-name="P1" draw:layer="layout" svg:x1="40.25cm" svg:y1="4.75cm" svg:x2="37.25cm" svg:y2="4.75cm">
          <text:p/>
        </draw:line>
        <draw:custom-shape draw:style-name="gr7" draw:text-style-name="P1" draw:layer="layout" svg:width="7cm" svg:height="1cm" svg:x="30.25cm" svg:y="3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6cm" svg:x="36.25cm" svg:y="4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5.5cm" svg:x="28.2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cm" svg:x="29.25cm" svg:y="5.75cm">
          <text:p/>
          <draw:enhanced-geometry svg:viewBox="0 0 21600 21600" draw:path-stretchpoint-x="10800" draw:path-stretchpoint-y="10800" draw:text-areas="?f3 ?f4 ?f5 ?f6" draw:type="round-rectangle" draw:modifiers="2382.40586471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40.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Walter Pirri</meta:initial-creator>
    <meta:creation-date>2010-08-14T14:47:21</meta:creation-date>
    <dc:date>2010-08-22T23:45:06</dc:date>
    <dc:creator>Walter Pirri</dc:creator>
    <meta:editing-duration>PT00H41M19S</meta:editing-duration>
    <meta:editing-cycles>8</meta:editing-cycles>
    <meta:generator>OpenOffice.org/3.1$Linux OpenOffice.org_project/310m19$Build-9420</meta:generator>
    <meta:document-statistic meta:object-count="26"/>
  </office:meta>
</office:document-meta>
</file>